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1.7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ttemp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0999" calcext:value-type="float">
            <text:p>0.000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1" calcext:value-type="float">
            <text:p>0.000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1156" calcext:value-type="float">
            <text:p>1.156E-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1157" calcext:value-type="float">
            <text:p>1.157E-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20999" calcext:value-type="float">
            <text:p>0.00000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21" calcext:value-type="float">
            <text:p>0.000000021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>
          <table:table-cell office:value-type="float" office:value="0.000000021156" calcext:value-type="float">
            <text:p>2.1156E-008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>
          <table:table-cell office:value-type="float" office:value="0.000000021157" calcext:value-type="float">
            <text:p>2.1157E-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40999" calcext:value-type="float">
            <text:p>0.00000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41" calcext:value-type="float">
            <text:p>0.000000041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0.000000041156" calcext:value-type="float">
            <text:p>4.1156E-008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0.000000041157" calcext:value-type="float">
            <text:p>4.1157E-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60999" calcext:value-type="float">
            <text:p>0.00000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61" calcext:value-type="float">
            <text:p>0.00000006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00000061156" calcext:value-type="float">
            <text:p>6.1156E-0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000000061157" calcext:value-type="float">
            <text:p>6.1157E-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80999" calcext:value-type="float">
            <text:p>0.000000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81" calcext:value-type="float">
            <text:p>0.000000081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float" office:value="0.000000081156" calcext:value-type="float">
            <text:p>8.1156E-008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float" office:value="0.000000081157" calcext:value-type="float">
            <text:p>8.1157E-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00999" calcext:value-type="float">
            <text:p>0.00000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01" calcext:value-type="float">
            <text:p>0.000000101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float" office:value="0.000000101156" calcext:value-type="float">
            <text:p>1.01156E-007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float" office:value="0.000000101157" calcext:value-type="float">
            <text:p>1.01157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20999" calcext:value-type="float">
            <text:p>0.000000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21" calcext:value-type="float">
            <text:p>0.00000012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000000121156" calcext:value-type="float">
            <text:p>1.21156E-00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000000121157" calcext:value-type="float">
            <text:p>1.21157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40999" calcext:value-type="float">
            <text:p>0.000000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41" calcext:value-type="float">
            <text:p>0.000000141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0.000000141156" calcext:value-type="float">
            <text:p>1.41156E-007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0.000000141157" calcext:value-type="float">
            <text:p>1.41157E-00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6T22:25:31.293133475</dc:date>
    <dc:creator>Sangamesh Kodge</dc:creator>
    <meta:editing-duration>PT6M41S</meta:editing-duration>
    <meta:editing-cycles>3</meta:editing-cycles>
    <meta:generator>LibreOffice/4.3.7.2$Linux_X86_64 LibreOffice_project/430$Build-2</meta:generator>
    <meta:document-statistic meta:table-count="1" meta:cell-count="68" meta:object-count="0"/>
  </office:meta>
</office:document-meta>
</file>